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18d8" officeooo:paragraph-rsid="001e1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OC id="AFP_ENG_20100416.0259" type="story" &gt;</text:p>
      <text:p text:style-name="P1">&lt;HEADLINE&gt;</text:p>
      <text:p text:style-name="P1">Italian prosecutors seek life sentence for Knox: reports</text:p>
      <text:p text:style-name="P1">&lt;/HEADLINE&gt;</text:p>
      <text:p text:style-name="P1">&lt;DATELINE&gt;</text:p>
      <text:p text:style-name="P1">Rome, April 16, 2010 (AFP)</text:p>
      <text:p text:style-name="P1">&lt;/DATELINE&gt;</text:p>
      <text:p text:style-name="P1">&lt;TEXT&gt;</text:p>
      <text:p text:style-name="P1">&lt;P&gt;</text:p>
      <text:p text:style-name="P1">Italian prosecutors are seeking life sentences against American Amanda Knox and</text:p>
      <text:p text:style-name="P1">her former boyfriend in an appeal over the 2007 murder of British student</text:p>
      <text:p text:style-name="P1">Meredith Kercher, local media reported Friday.</text:p>
      <text:p text:style-name="P1">&lt;/P&gt;</text:p>
      <text:p text:style-name="P1">&lt;P&gt;</text:p>
      <text:p text:style-name="P1">They said the court in Perugia, central Italy, had cited "unconvincing"</text:p>
      <text:p text:style-name="P1">extenuating circumstances and ignored the aggravating circumstances of the</text:p>
      <text:p text:style-name="P1">sensational murder in reaching its guilty verdict in December.</text:p>
      <text:p text:style-name="P1">&lt;/P&gt;</text:p>
      <text:p text:style-name="P1">&lt;P&gt;</text:p>
      <text:p text:style-name="P1">Knox, now 22, and Raffael Sollecito, an Italian engineering student who is now</text:p>
      <text:p text:style-name="P1">26, were sentenced to 26 and 25 years respectively.</text:p>
      <text:p text:style-name="P1">&lt;/P&gt;</text:p>
      <text:p text:style-name="P1">&lt;P&gt;</text:p>
      <text:p text:style-name="P1">They were convicted of murdering Kercher, 21, in a drug-fuelled sex game that</text:p>
      <text:p text:style-name="P1">turned violent on the night of November 1, 2007.</text:p>
      <text:p text:style-name="P1">&lt;/P&gt;</text:p>
      <text:p text:style-name="P1">&lt;P&gt;</text:p>
      <text:p text:style-name="P1">A third defendant, Ivorian Rudy Guede, was convicted in 2008 and sentenced to 30</text:p>
      <text:p text:style-name="P1">years in jail, but in December the appeals court reduced his term to 16 years.</text:p>
      <text:p text:style-name="P1">&lt;/P&gt;</text:p>
      <text:p text:style-name="P1">&lt;P&gt;</text:p>
      <text:p text:style-name="P1">Kercher was found semi-nude in a pool of blood under a duvet with multiple stab</text:p>
      <text:p text:style-name="P1">wounds to the neck in her room in the cottage she shared with Knox, from</text:p>
      <text:p text:style-name="P1">Seattle, Washington.</text:p>
      <text:p text:style-name="P1">&lt;/P&gt;</text:p>
      <text:p text:style-name="P1">&lt;P&gt;</text:p>
      <text:p text:style-name="P1">Knox's parents launched an appeal against her conviction last month after the</text:p>
      <text:p text:style-name="P1">judge published a legal opinion saying the crime came about because of a</text:p>
      <text:p text:style-name="P1">combination of "purely random" circumstances.</text:p>
      <text:p text:style-name="P1">&lt;/P&gt;</text:p>
      <text:p text:style-name="P1">&lt;P&gt;</text:p>
      <text:p text:style-name="P1">He said both Knox and Sollecito were free that evening, they "ran into" Guede</text:p>
      <text:p text:style-name="P1">and went to the house where Kercher was alone.</text:p>
      <text:p text:style-name="P1">&lt;/P&gt;</text:p>
      <text:p text:style-name="P1">&lt;/TEXT&gt;</text:p>
      <text:p text:style-name="P1">&lt;/DOC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Hawkins</meta:initial-creator>
    <meta:creation-date>2014-07-29T11:56:11.111531494</meta:creation-date>
    <dc:date>2014-07-29T12:03:38.765820455</dc:date>
    <dc:creator>Natalie Hawkins</dc:creator>
    <meta:editing-duration>P0D</meta:editing-duration>
    <meta:editing-cycles>1</meta:editing-cycles>
    <meta:document-statistic meta:table-count="0" meta:image-count="0" meta:object-count="0" meta:page-count="1" meta:paragraph-count="46" meta:word-count="257" meta:character-count="1596" meta:non-whitespace-character-count="1339"/>
    <meta:generator>LibreOffice/4.1.5.3$Linux_X86_64 LibreOffice_project/205099f953b4b61c41106e07b17e9e5acc65037</meta:generator>
  </office:meta>
</office:document-meta>
</file>